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Codebook P2</text:p>
      <text:p text:style-name="Standard"/>
      <text:p text:style-name="Standard"/>
      <text:p text:style-name="Standard">This is a study conducted on Var1</text:p>
      <text:p text:style-name="Standard"/>
      <text:p text:style-name="Standard">Var2<text:tab/>Variable 2, some more information</text:p>
      <text:p text:style-name="Standard">Var4<text:tab/>Variable, no inform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ecker</meta:initial-creator>
    <meta:creation-date>2020-06-25T12:23:31.97</meta:creation-date>
    <meta:document-statistic meta:table-count="0" meta:image-count="0" meta:object-count="0" meta:page-count="1" meta:paragraph-count="4" meta:word-count="20" meta:character-count="119"/>
    <dc:date>2020-06-25T12:23:55.22</dc:date>
    <dc:creator>Benjamin Becker</dc:creator>
    <meta:editing-duration>PT23S</meta:editing-duration>
    <meta:editing-cycles>1</meta:editing-cycles>
    <meta:generator>OpenOffice/4.1.5$Win32 OpenOffice.org_project/415m1$Build-9789</meta:generator>
  </office:meta>
</office:document-meta>
</file>